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3.914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1.6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4.3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2cm"/>
    </style:style>
    <style:style style:name="gr11" style:family="graphic" style:parent-style-name="standard">
      <style:graphic-properties draw:marker-end="Arrow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2.237cm"/>
    </style:style>
    <style:style style:name="pr1" style:family="presentation" style:parent-style-name="Midnightblue-title">
      <style:graphic-properties fo:min-height="2.629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1.747cm"/>
    </style:style>
    <style:style style:name="pr4" style:family="presentation" style:parent-style-name="Midnightblue-outline1">
      <style:graphic-properties fo:min-height="10.25cm"/>
    </style:style>
    <style:style style:name="pr5" style:family="presentation" style:parent-style-name="Midnightblue-notes">
      <style:graphic-properties draw:fill-color="#ffffff" fo:min-height="12.572cm"/>
    </style:style>
    <style:style style:name="pr6" style:family="presentation" style:parent-style-name="Midnightblue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9">
        <draw:frame presentation:style-name="pr1" draw:layer="layout" svg:width="26cm" svg:height="1.997cm" svg:x="1cm" svg:y="0.628cm" presentation:class="title">
          <draw:text-box>
            <text:p>One-Definition Rule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6cm" svg:height="3.823cm" svg:x="1cm" svg:y="-0.285cm" presentation:class="title" presentation:user-transformed="true">
          <draw:text-box>
            <text:p>The One-Definition Rule (ODR) is defined in section 6.3 of the C++ standard, and states in summary: 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/>In any translation unit, a template, type, function, or object can have no more than one definition. Some of these can have any number of declarations. A definition provides an instance.</text:p>
              </text:list-item>
              <text:list-item>
                <text:p><text:s/>In the entire program, an object or non-inline function cannot have more than one definition; if an object or function is used, it must have exactly one definition. You can declare an object or function that is never used, in which case you don't have to provide a definition. In no event can there be more than one definition.</text:p>
              </text:list-item>
              <text:list-item>
                <text:p><text:s/>Some things, like types, templates, and extern inline functions, can be defined in more than one translation unit. For a given entity, each definition must have the same sequence of tokens. Non-extern objects and functions in different translation units are different entities, even if their names and types are the same.</text:p>
                <text:p><text:span text:style-name="T1">Source: https://en.wikipedia.org/wiki/One_Definition_Rul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user-transformed="true">
          <draw:text-box>
            <text:p>Rule 1 violations are generally flagged by the compiler.</text:p>
          </draw:text-box>
        </draw:frame>
        <draw:frame draw:style-name="gr2" draw:text-style-name="P2" draw:layer="layout" svg:width="10.668cm" svg:height="4.164cm" svg:x="0.254cm" svg:y="4.826cm">
          <draw:text-box>
            <text:p><text:span text:style-name="T2">void function(std::string input){</text:span></text:p>
            <text:p><text:span text:style-name="T2"><text:s text:c="2"/></text:span><text:span text:style-name="T2">std::cout &lt;&lt; input;</text:span></text:p>
            <text:p><text:span text:style-name="T2">}</text:span></text:p>
            <text:p><text:span text:style-name="T2"/></text:p>
            <text:p><text:span text:style-name="T2">void function (std::string input){</text:span></text:p>
            <text:p><text:span text:style-name="T2"><text:s text:c="2"/></text:span><text:span text:style-name="T2">std::cout &lt;&lt; input &lt;&lt; ‘\n’;</text:span></text:p>
            <text:p><text:span text:style-name="T2">}</text:span></text:p>
          </draw:text-box>
        </draw:frame>
        <draw:line draw:style-name="gr3" draw:text-style-name="P3" draw:layer="layout" svg:x1="10.922cm" svg:y1="6.604cm" svg:x2="13.462cm" svg:y2="6.604cm">
          <text:p/>
        </draw:line>
        <draw:frame draw:style-name="gr4" draw:text-style-name="P4" draw:layer="layout" svg:width="2.822cm" svg:height="0.962cm" svg:x="10.922cm" svg:y="6.912cm">
          <draw:text-box>
            <text:p><text:span text:style-name="T1">Compile</text:span></text:p>
          </draw:text-box>
        </draw:frame>
        <draw:frame draw:style-name="gr5" draw:text-style-name="P5" draw:layer="layout" svg:width="12.954cm" svg:height="3.095cm" svg:x="13.97cm" svg:y="5.842cm">
          <draw:text-box>
            <text:p>error: redefinition of ‘void function(string)’</text:p>
          </draw:text-box>
        </draw:frame>
        <draw:frame draw:style-name="gr6" draw:text-style-name="P5" draw:layer="layout" svg:width="4.943cm" svg:height="0.962cm" svg:x="0.391cm" svg:y="9.144cm">
          <draw:text-box>
            <text:p>FirstSource.cpp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user-transformed="true">
          <draw:text-box>
            <text:p>Rule 2 violations of the ODR that span translation units <text:span text:style-name="T1">may not be diagnosed by the compiler</text:span>!</text:p>
          </draw:text-box>
        </draw:frame>
        <draw:frame draw:style-name="gr7" draw:text-style-name="P2" draw:layer="layout" svg:width="10.668cm" svg:height="1.928cm" svg:x="0.254cm" svg:y="4.826cm">
          <draw:text-box>
            <text:p><text:span text:style-name="T2">void function(std::string input){</text:span></text:p>
            <text:p><text:span text:style-name="T2"><text:s text:c="2"/></text:span><text:span text:style-name="T2">std::cout &lt;&lt; input;</text:span></text:p>
            <text:p><text:span text:style-name="T2">}</text:span></text:p>
          </draw:text-box>
        </draw:frame>
        <draw:frame draw:style-name="gr6" draw:text-style-name="P5" draw:layer="layout" svg:width="4.943cm" svg:height="0.962cm" svg:x="1.27cm" svg:y="7.42cm">
          <draw:text-box>
            <text:p>FirstSource.cpp</text:p>
          </draw:text-box>
        </draw:frame>
        <draw:frame draw:style-name="gr8" draw:text-style-name="P5" draw:layer="layout" svg:width="5.853cm" svg:height="0.962cm" svg:x="1.259cm" svg:y="11.992cm">
          <draw:text-box>
            <text:p>SecondSource.cpp</text:p>
          </draw:text-box>
        </draw:frame>
        <draw:custom-shape draw:style-name="gr9" draw:text-style-name="P6" xml:id="id1" draw:id="id1" draw:layer="layout" svg:width="4.826cm" svg:height="1.27cm" svg:x="13.462cm" svg:y="4.692cm">
          <text:p text:style-name="P6">FirstSource.o</text:p>
          <draw:enhanced-geometry svg:viewBox="0 0 21600 21600" draw:type="rectangle" draw:enhanced-path="M 0 0 L 21600 0 21600 21600 0 21600 0 0 Z N"/>
        </draw:custom-shape>
        <draw:custom-shape draw:style-name="gr9" draw:text-style-name="P6" xml:id="id3" draw:id="id3" draw:layer="layout" svg:width="4.826cm" svg:height="1.27cm" svg:x="13.462cm" svg:y="9.752cm">
          <text:p text:style-name="P6">SecondSource.o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22cm" svg:y1="5.334cm" svg:x2="13.462cm" svg:y2="5.334cm">
          <text:p/>
        </draw:line>
        <draw:line draw:style-name="gr3" draw:text-style-name="P3" draw:layer="layout" svg:x1="10.922cm" svg:y1="10.414cm" svg:x2="13.462cm" svg:y2="10.414cm">
          <text:p/>
        </draw:line>
        <draw:frame draw:style-name="gr7" draw:text-style-name="P2" draw:layer="layout" svg:width="10.668cm" svg:height="1.928cm" svg:x="0.254cm" svg:y="9.652cm">
          <draw:text-box>
            <text:p><text:span text:style-name="T2">void function(std::string input){</text:span></text:p>
            <text:p><text:span text:style-name="T2"><text:s text:c="2"/></text:span><text:span text:style-name="T2">std::cout &lt;&lt; input &lt;&lt; ‘\n’;</text:span></text:p>
            <text:p><text:span text:style-name="T2">}</text:span></text:p>
          </draw:text-box>
        </draw:frame>
        <draw:frame draw:style-name="gr10" draw:text-style-name="P4" draw:layer="layout" svg:width="2.822cm" svg:height="0.962cm" svg:x="10.668cm" svg:y="7.42cm">
          <draw:text-box>
            <text:p><text:span text:style-name="T1">Compile</text:span></text:p>
          </draw:text-box>
        </draw:frame>
        <draw:custom-shape draw:style-name="gr9" draw:text-style-name="P6" xml:id="id2" draw:id="id2" draw:layer="layout" svg:width="4.826cm" svg:height="1.27cm" svg:x="21.59cm" svg:y="7.112cm">
          <text:p text:style-name="P6">Program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8.288cm" svg:y1="5.327cm" svg:x2="21.59cm" svg:y2="7.747cm" draw:start-shape="id1" draw:start-glue-point="1" draw:end-shape="id2" draw:end-glue-point="3" svg:d="M18288 5327h1651v2420h1651" svg:viewBox="0 0 3303 2421">
          <text:p/>
        </draw:connector>
        <draw:connector draw:style-name="gr11" draw:text-style-name="P6" draw:layer="layout" svg:x1="18.288cm" svg:y1="10.387cm" svg:x2="21.59cm" svg:y2="7.747cm" draw:start-shape="id3" draw:start-glue-point="1" draw:end-shape="id2" draw:end-glue-point="3" svg:d="M18288 10387h1651v-2640h1651" svg:viewBox="0 0 3303 2641">
          <text:p/>
        </draw:connector>
        <draw:frame draw:style-name="gr12" draw:text-style-name="P4" draw:layer="layout" svg:width="1.662cm" svg:height="0.962cm" svg:x="20.066cm" svg:y="5.327cm">
          <draw:text-box>
            <text:p><text:span text:style-name="T1">Link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user-transformed="true">
          <draw:text-box>
            <text:p>Rule 3 allows for typedefs and templates to be duplicated, but violations may not be diagnosed (similar to Rule 2).</text:p>
          </draw:text-box>
        </draw:frame>
        <draw:frame draw:style-name="gr6" draw:text-style-name="P5" draw:layer="layout" svg:width="4.943cm" svg:height="0.962cm" svg:x="1.271cm" svg:y="7.42cm">
          <draw:text-box>
            <text:p>FirstSource.cpp</text:p>
          </draw:text-box>
        </draw:frame>
        <draw:frame draw:style-name="gr8" draw:text-style-name="P5" draw:layer="layout" svg:width="5.853cm" svg:height="0.962cm" svg:x="1.26cm" svg:y="11.992cm">
          <draw:text-box>
            <text:p>SecondSource.cpp</text:p>
          </draw:text-box>
        </draw:frame>
        <draw:custom-shape draw:style-name="gr9" draw:text-style-name="P6" xml:id="id4" draw:id="id4" draw:layer="layout" svg:width="4.826cm" svg:height="1.27cm" svg:x="13.463cm" svg:y="4.692cm">
          <text:p text:style-name="P6">FirstSource.o</text:p>
          <draw:enhanced-geometry svg:viewBox="0 0 21600 21600" draw:type="rectangle" draw:enhanced-path="M 0 0 L 21600 0 21600 21600 0 21600 0 0 Z N"/>
        </draw:custom-shape>
        <draw:custom-shape draw:style-name="gr9" draw:text-style-name="P6" xml:id="id6" draw:id="id6" draw:layer="layout" svg:width="4.826cm" svg:height="1.27cm" svg:x="13.463cm" svg:y="9.752cm">
          <text:p text:style-name="P6">SecondSource.o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23cm" svg:y1="5.334cm" svg:x2="13.463cm" svg:y2="5.334cm">
          <text:p/>
        </draw:line>
        <draw:line draw:style-name="gr3" draw:text-style-name="P3" draw:layer="layout" svg:x1="10.923cm" svg:y1="10.414cm" svg:x2="13.463cm" svg:y2="10.414cm">
          <text:p/>
        </draw:line>
        <draw:frame draw:style-name="gr10" draw:text-style-name="P4" draw:layer="layout" svg:width="2.822cm" svg:height="0.962cm" svg:x="10.669cm" svg:y="7.42cm">
          <draw:text-box>
            <text:p><text:span text:style-name="T1">Compile</text:span></text:p>
          </draw:text-box>
        </draw:frame>
        <draw:custom-shape draw:style-name="gr9" draw:text-style-name="P6" xml:id="id5" draw:id="id5" draw:layer="layout" svg:width="4.826cm" svg:height="1.27cm" svg:x="21.591cm" svg:y="7.112cm">
          <text:p text:style-name="P6">Program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8.289cm" svg:y1="5.327cm" svg:x2="21.591cm" svg:y2="7.747cm" draw:start-shape="id4" draw:start-glue-point="1" draw:end-shape="id5" draw:end-glue-point="3" svg:d="M18289 5327h1651v2420h1651" svg:viewBox="0 0 3303 2421">
          <text:p/>
        </draw:connector>
        <draw:connector draw:style-name="gr11" draw:text-style-name="P6" draw:layer="layout" svg:x1="18.289cm" svg:y1="10.387cm" svg:x2="21.591cm" svg:y2="7.747cm" draw:start-shape="id6" draw:start-glue-point="1" draw:end-shape="id5" draw:end-glue-point="3" svg:d="M18289 10387h1651v-2640h1651" svg:viewBox="0 0 3303 2641">
          <text:p/>
        </draw:connector>
        <draw:frame draw:style-name="gr12" draw:text-style-name="P4" draw:layer="layout" svg:width="1.662cm" svg:height="0.962cm" svg:x="20.067cm" svg:y="5.327cm">
          <draw:text-box>
            <text:p><text:span text:style-name="T1">Link</text:span></text:p>
          </draw:text-box>
        </draw:frame>
        <draw:frame draw:style-name="gr13" draw:text-style-name="P2" draw:layer="layout" svg:width="10.668cm" svg:height="2.487cm" svg:x="0.254cm" svg:y="4.826cm">
          <draw:text-box>
            <text:p><text:span text:style-name="T2">template &lt;typename T&gt;</text:span></text:p>
            <text:p><text:span text:style-name="T2">void function(T input){</text:span></text:p>
            <text:p><text:span text:style-name="T2"><text:s text:c="2"/></text:span><text:span text:style-name="T2">std::cout &lt;&lt; input;</text:span></text:p>
            <text:p><text:span text:style-name="T2">}</text:span></text:p>
          </draw:text-box>
        </draw:frame>
        <draw:frame draw:style-name="gr13" draw:text-style-name="P2" draw:layer="layout" svg:width="10.668cm" svg:height="2.487cm" svg:x="0.254cm" svg:y="9.652cm">
          <draw:text-box>
            <text:p text:style-name="P7"><text:span text:style-name="T2">template &lt;typename T&gt;</text:span></text:p>
            <text:p text:style-name="P7"><text:span text:style-name="T2">void function(T input){</text:span></text:p>
            <text:p text:style-name="P7"><text:span text:style-name="T2"><text:s text:c="2"/></text:span><text:span text:style-name="T2">std::cout &lt;&lt; input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3" draw:layer="layout" svg:width="26cm" svg:height="1.997cm" svg:x="1cm" svg:y="0.628cm" presentation:class="title">
          <draw:text-box>
            <text:p>Demo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user-transformed="true">
          <draw:text-box>
            <text:p>Question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Rich Mattes<text:line-break/>github.com/richmattes/one-definition-rule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25.3999996185303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3.375cm" fo:min-width="28cm"/>
    </style:style>
    <style:style style:name="Mgr5" style:family="graphic" style:parent-style-name="standard">
      <style:graphic-properties draw:stroke="none" draw:fill="none" draw:fill-color="#ffffff" fo:min-height="10.2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0.797cm" fo:min-width="1.0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/>
    </style:style>
    <style:style style:name="MP15" style:family="paragraph">
      <loext:graphic-properties draw:fill="none" draw:fill-color="#ffffff"/>
      <style:text-properties style:use-window-font-color="true" fo:font-size="14pt"/>
    </style:style>
    <style:style style:name="MP16" style:family="paragraph">
      <style:paragraph-properties fo:text-align="end"/>
      <style:text-properties style:use-window-font-color="true" fo:font-size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8cm" presentation:class="title" presentation:placeholder="true">
        <draw:text-box/>
      </draw:frame>
      <draw:frame draw:style-name="Mgr5" draw:text-style-name="MP8" draw:layer="backgroundobjects" svg:width="26cm" svg:height="10.5cm" svg:x="1cm" svg:y="4.125cm">
        <draw:text-box>
          <text:p/>
        </draw:text-box>
      </draw:frame>
      <draw:frame presentation:style-name="Mpr4" draw:text-style-name="MP10" draw:layer="backgroundobjects" svg:width="8cm" svg:height="0.75cm" svg:x="1cm" svg:y="15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1.5cm" svg:x="25.5cm" svg:y="14.175cm" presentation:class="page-number">
        <draw:text-box>
          <text:p text:style-name="MP11"><text:page-number>7</text:page-number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5" draw:layer="backgroundobjects" svg:width="9.369cm" svg:height="1.396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369cm" svg:height="1.396cm" svg:x="12.219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369cm" svg:height="1.396cm" svg:x="0cm" svg:y="26.543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369cm" svg:height="1.396cm" svg:x="12.219cm" svg:y="26.543cm" presentation:class="page-number">
          <draw:text-box>
            <text:p text:style-name="MP16"><text:span text:style-name="MT2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6T18:52:38.641769736</meta:creation-date>
    <dc:date>2020-01-06T19:47:50.016300936</dc:date>
    <meta:editing-duration>PT11M15S</meta:editing-duration>
    <meta:editing-cycles>5</meta:editing-cycles>
    <meta:generator>LibreOffice/6.3.3.2.0$Linux_X86_64 LibreOffice_project/30$Build-2</meta:generator>
    <meta:document-statistic meta:object-count="90"/>
  </office:meta>
</office:document-meta>
</file>